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8848" officeooo:paragraph-rsid="00218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como est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7:17:10.654145164</meta:creation-date>
    <meta:generator>LibreOffice/6.1.4.2$Linux_X86_64 LibreOffice_project/10$Build-2</meta:generator>
    <dc:date>2019-02-26T17:22:48.021022864</dc:date>
    <meta:editing-duration>PT5M40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